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2.923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5.887cm"/>
    </style:style>
    <style:style style:name="co17" style:family="table-column">
      <style:table-column-properties fo:break-before="auto" style:column-width="14.092cm"/>
    </style:style>
    <style:style style:name="co18" style:family="table-column">
      <style:table-column-properties fo:break-before="auto" style:column-width="16.653cm"/>
    </style:style>
    <style:style style:name="co19" style:family="table-column">
      <style:table-column-properties fo:break-before="auto" style:column-width="19.812cm"/>
    </style:style>
    <style:style style:name="co20" style:family="table-column">
      <style:table-column-properties fo:break-before="auto" style:column-width="24.497cm"/>
    </style:style>
    <style:style style:name="co21" style:family="table-column">
      <style:table-column-properties fo:break-before="auto" style:column-width="9.488cm"/>
    </style:style>
    <style:style style:name="co22" style:family="table-column">
      <style:table-column-properties fo:break-before="auto" style:column-width="11.612cm"/>
    </style:style>
    <style:style style:name="co23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83-4</text:p>
          </table:table-cell>
          <table:table-cell office:value-type="float" office:value="149032">
            <text:p>149032</text:p>
          </table:table-cell>
          <table:table-cell office:value-type="float" office:value="6805135">
            <text:p>6805135</text:p>
          </table:table-cell>
          <table:table-cell/>
          <table:table-cell office:value-type="string">
            <text:p>MM SL 4SK</text:p>
          </table:table-cell>
          <table:table-cell table:number-columns-repeated="5"/>
          <table:table-cell office:value-type="string">
            <text:p>http://www.mouser.fr/ProductDetail/TE-Connectivity/215083-4/?qs=%2fha2pyFadujlzIRYOAz60fQBIspyLD0f9DdeFb7mj%2f91i1tUTauftQ%3d%3d</text:p>
          </table:table-cell>
          <table:table-cell office:value-type="string">
            <text:p>http://fr.farnell.com/te-connectivity-amp/7-215083-4/connecteur-male-4-voies/dp/149032</text:p>
          </table:table-cell>
          <table:table-cell office:value-type="string">
            <text:p>http://www.rs-particuliers.com/WebCatalog/Connecteur_micro_match_4_contacts_28awg-6805135.aspx</text:p>
          </table:table-cell>
          <table:table-cell/>
          <table:table-cell office:value-type="string">
            <text:p>https://www.reichelt.com/Micro-Match-Connectors/MM-SL-4SK/3/index.html?&amp;ACTION=3&amp;LA=2&amp;ARTICLE=52836&amp;GROUPID=5214&amp;artnr=MM+SL+4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83-6</text:p>
          </table:table-cell>
          <table:table-cell office:value-type="float" office:value="149068">
            <text:p>149068</text:p>
          </table:table-cell>
          <table:table-cell office:value-type="float" office:value="6805139">
            <text:p>6805139</text:p>
          </table:table-cell>
          <table:table-cell/>
          <table:table-cell office:value-type="string">
            <text:p>MM SL 6SK</text:p>
          </table:table-cell>
          <table:table-cell table:number-columns-repeated="5"/>
          <table:table-cell office:value-type="string">
            <text:p>http://www.mouser.fr/ProductDetail/TE-Connectivity/215083-6/?qs=%2fha2pyFadujlzIRYOAz60e%2fFyyUElyP8joG5E8X2qR0u6U8FNwY%252bQA%3d%3d</text:p>
          </table:table-cell>
          <table:table-cell office:value-type="string">
            <text:p>http://fr.farnell.com/te-connectivity-amp/7-215083-6/connecteur-male-6-voies/dp/149068</text:p>
          </table:table-cell>
          <table:table-cell office:value-type="string">
            <text:p>http://www.rs-particuliers.com/WebCatalog/Connecteur_micro_match_6_contacts_28awg-6805139.aspx</text:p>
          </table:table-cell>
          <table:table-cell/>
          <table:table-cell office:value-type="string">
            <text:p>https://www.reichelt.com/Micro-Match-Connectors/MM-SL-6SK/3/index.html?&amp;ACTION=3&amp;LA=2&amp;ARTICLE=52837&amp;GROUPID=5214&amp;artnr=MM+SL+6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0 Way Ribon Cable</text:p>
          </table:table-cell>
          <table:table-cell office:value-type="string">
            <text:p>Cable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17-3365/10FT</text:p>
          </table:table-cell>
          <table:table-cell table:number-columns-repeated="9"/>
          <table:table-cell office:value-type="string">
            <text:p>http://www.mouser.fr/ProductDetail/3M-Electronic-Solutions-Division/3365-10-CUT-LENGTH/?qs=sGAEpiMZZMsJiFh04Lj2rqE9WUkL5fzVjO%252b525M71nY%3d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Moog Style knob</text:p>
          </table:table-cell>
          <table:table-cell office:value-type="string">
            <text:p>Knob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Synth Pointer #4</text:p>
          </table:table-cell>
          <table:table-cell office:value-type="string">
            <text:p>bakno19</text:p>
          </table:table-cell>
          <table:table-cell table:number-columns-repeated="8"/>
          <table:table-cell office:value-type="string">
            <text:p>http://smallbear-electronics.mybigcommerce.com/synth-pointer-4-colors/</text:p>
          </table:table-cell>
          <table:table-cell office:value-type="string">
            <text:p>http://www.musikding.de/Black-Fluted-Silver-Center-19mm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Washer or Hex Nuts</text:p>
          </table:table-cell>
          <table:table-cell office:value-type="string">
            <text:p>Mechanical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7"/>
          <table:table-cell office:value-type="float" office:value="1254">
            <text:p>1254</text:p>
          </table:table-cell>
          <table:table-cell table:number-columns-repeated="9"/>
          <table:table-cell office:value-type="string">
            <text:p>http://www.musikding.de/Plastic-washer-M8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Mini Jump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24</text:p>
          </table:table-cell>
          <table:table-cell table:number-columns-repeated="9"/>
          <table:table-cell office:value-type="string">
            <text:p>http://www.taydaelectronics.com/connectors-sockets/jumper-wire-dupont/mini-jumper-2-54mm-gold-plated-closed-cover.html</text:p>
          </table:table-cell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16/08/2017</text:date>, <text:time>15:3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15:35:27</dc:date>
    <dc:creator>Julien Delgoulet</dc:creator>
    <meta:generator>OpenOffice/4.1.2$Unix OpenOffice.org_project/412m3$Build-9782</meta:generator>
    <meta:editing-duration>PT33S</meta:editing-duration>
    <meta:editing-cycles>4</meta:editing-cycles>
    <meta:document-statistic meta:table-count="1" meta:cell-count="75" meta:object-count="0"/>
  </office:meta>
</office:document-meta>
</file>